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gning up for a Penta account:</text:p>
      <text:list xml:id="list2116498608107552406" text:style-name="L1">
        <text:list-item>
          <text:p text:style-name="P2"><text:span text:style-name="T1">Visit </text:span><text:a xlink:type="simple" xlink:href="https://penta.fosdem.org/user/new_account/">https://penta.fosdem.org/user/new_account/</text:a> and enter a username, email address, and password for your new account.</text:p>
        </text:list-item>
        <text:list-item>
          <text:p text:style-name="P2">Log into the email account that you used to register and look for a confirmation email from penta. Click the link in the email to validate your email address and log in.</text:p>
        </text:list-item>
      </text:list>
      <text:p text:style-name="Standard"/>
      <text:p text:style-name="Standard">Please stand by. Your call is very important to us. Our representatives are currently assisting other customers but will be with you shortly. DON'T PANIC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L</meta:initial-creator>
    <meta:creation-date>2014-01-29T13:57:43</meta:creation-date>
    <meta:generator>OpenOffice/4.0.1$Unix OpenOffice.org_project/401m5$Build-9714</meta:generator>
    <dc:date>2014-01-29T14:33:38</dc:date>
    <dc:creator>J L</dc:creator>
    <meta:editing-duration>PT35M55S</meta:editing-duration>
    <meta:editing-cycles>3</meta:editing-cycles>
    <meta:document-statistic meta:table-count="0" meta:image-count="0" meta:object-count="0" meta:page-count="1" meta:paragraph-count="4" meta:word-count="79" meta:character-count="478"/>
  </office:meta>
</office:document-meta>
</file>